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 Dea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MV tabled and fails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table:formula="of:=[.K3]" office:value-type="float" office:value="0.93" calcext:value-type="float">
            <text:p>0.93</text:p>
          </table:table-cell>
          <table:table-cell table:number-columns-repeated="2"/>
          <table:table-cell table:formula="of:=[.A2]*[.B2]*[.C2]" office:value-type="float" office:value="0.1488" calcext:value-type="float">
            <text:p>0.1488</text:p>
          </table:table-cell>
          <table:table-cell table:style-name="Default"/>
          <table:table-cell table:number-columns-repeated="2"/>
          <table:table-cell office:value-type="string" calcext:value-type="string">
            <text:p>MV can’t be tabled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K3]" office:value-type="float" office:value="0.93" calcext:value-type="float">
            <text:p>0.93</text:p>
          </table:table-cell>
          <table:table-cell table:formula="of:=[.A3]*[.B3]*[.C3]*[.D3]*[.E3]" office:value-type="float" office:value="0.020088" calcext:value-type="float">
            <text:p>0.020088</text:p>
          </table:table-cell>
          <table:table-cell table:style-name="Default"/>
          <table:table-cell table:number-columns-repeated="2"/>
          <table:table-cell office:value-type="string" calcext:value-type="string">
            <text:p>MV fails total</text:p>
          </table:table-cell>
          <table:table-cell table:formula="of:=SUM([.K1:.K2])" office:value-type="float" office:value="0.93" calcext:value-type="float">
            <text:p>0.93</text:p>
          </table:table-cell>
        </table:table-row>
        <table:table-row table:style-name="ro1">
          <table:table-cell table:number-columns-repeated="5"/>
          <table:table-cell table:formula="of:=SUM([.F2:.F3])" office:value-type="float" office:value="0.168888" calcext:value-type="float">
            <text:p>0.168888</text:p>
          </table:table-cell>
          <table:table-cell table:formula="of:=[.F4]*100" office:value-type="float" office:value="16.8888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’s Deal</text:p>
          </table:table-cell>
          <table:table-cell table:number-columns-repeated="10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4"/>
          <table:table-cell table:formula="of:=[.A6]" office:value-type="float" office:value="0.02" calcext:value-type="float">
            <text:p>0.02</text:p>
          </table:table-cell>
          <table:table-cell table:formula="of:=[.F6]*10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[.K3]" office:value-type="float" office:value="0.93" calcext:value-type="float">
            <text:p>0.93</text:p>
          </table:table-cell>
          <table:table-cell table:number-columns-repeated="2"/>
          <table:table-cell table:formula="of:=[.A9]*[.B9]*[.C9]" office:value-type="float" office:value="0.1116" calcext:value-type="float">
            <text:p>0.1116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[.K3]" office:value-type="float" office:value="0.93" calcext:value-type="float">
            <text:p>0.93</text:p>
          </table:table-cell>
          <table:table-cell table:number-columns-repeated="2"/>
          <table:table-cell table:formula="of:=[.A10]*[.B10]*[.C10]" office:value-type="float" office:value="0.0558" calcext:value-type="float">
            <text:p>0.055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K3]" office:value-type="float" office:value="0.93" calcext:value-type="float">
            <text:p>0.93</text:p>
          </table:table-cell>
          <table:table-cell table:formula="of:=[.A11]*[.B11]*[.C11]*[.D11]*[.E11]" office:value-type="float" office:value="0.020088" calcext:value-type="float">
            <text:p>0.02008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9:.F11])" office:value-type="float" office:value="0.187488" calcext:value-type="float">
            <text:p>0.187488</text:p>
          </table:table-cell>
          <table:table-cell table:formula="of:=[.F12]*100" office:value-type="float" office:value="18.7488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fter Brexit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K3]" office:value-type="float" office:value="0.93" calcext:value-type="float">
            <text:p>0.93</text:p>
          </table:table-cell>
          <table:table-cell/>
          <table:table-cell table:formula="of:=[.A14]*[.B14]*[.C14]*[.D14]" office:value-type="float" office:value="0.15624" calcext:value-type="float">
            <text:p>0.15624</text:p>
          </table:table-cell>
          <table:table-cell table:formula="of:=[.F14]*100" office:value-type="float" office:value="15.624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K3]" office:value-type="float" office:value="0.93" calcext:value-type="float">
            <text:p>0.93</text:p>
          </table:table-cell>
          <table:table-cell table:number-columns-repeated="3"/>
          <table:table-cell table:formula="of:=[.A17]*[.B17]" office:value-type="float" office:value="0.279" calcext:value-type="float">
            <text:p>0.279</text:p>
          </table:table-cell>
          <table:table-cell table:number-columns-repeated="5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4"/>
          <table:table-cell table:formula="of:=[.A18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17:.F18])" office:value-type="float" office:value="0.329" calcext:value-type="float">
            <text:p>0.329</text:p>
          </table:table-cell>
          <table:table-cell table:formula="of:=[.F19]*100" office:value-type="float" office:value="32.9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cind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K3]" office:value-type="float" office:value="0.93" calcext:value-type="float">
            <text:p>0.93</text:p>
          </table:table-cell>
          <table:table-cell table:formula="of:=[.A21]*[.B21]*[.C21]*[.D21]*[.E21]" office:value-type="float" office:value="0.026784" calcext:value-type="float">
            <text:p>0.026784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[.K3]" office:value-type="float" office:value="0.93" calcext:value-type="float">
            <text:p>0.93</text:p>
          </table:table-cell>
          <table:table-cell table:number-columns-repeated="2"/>
          <table:table-cell table:formula="of:=[.A22]*[.B22]*[.C22]" office:value-type="float" office:value="0.1116" calcext:value-type="float">
            <text:p>0.1116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21:.F22])" office:value-type="float" office:value="0.138384" calcext:value-type="float">
            <text:p>0.138384</text:p>
          </table:table-cell>
          <table:table-cell table:formula="of:=[.F23]*100" office:value-type="float" office:value="13.838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formula="of:=[.F4]+[.F6]+[.F12]+[.F14]+[.F19]+[.F23]" office:value-type="float" office:value="1" calcext:value-type="float">
            <text:p>1</text:p>
          </table:table-cell>
          <table:table-cell table:style-name="Default" table:formula="of:=SUM([.G4:.G23])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18:26:24.611247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22T11:23:26.208107986</meta:creation-date>
    <meta:generator>LibreOffice/6.2.0.3$MacOSX_X86_64 LibreOffice_project/98c6a8a1c6c7b144ce3cc729e34964b47ce25d62</meta:generator>
    <dc:date>2019-03-22T18:27:35.252046455</dc:date>
    <dc:creator>Jon Worth</dc:creator>
    <meta:editing-duration>PT3M10S</meta:editing-duration>
    <meta:editing-cycles>2</meta:editing-cycles>
    <meta:document-statistic meta:table-count="1" meta:cell-count="72" meta:object-count="0"/>
  </office:meta>
</office:document-meta>
</file>